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3.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307.1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F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IC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somap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tent dirichlet allocation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ocally linear embedding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sn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utlicore TS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ca *note than randomized PCA is likely use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mf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ectral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umap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Umap-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zif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ZI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kernel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ncremental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obust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pcp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runcated SVD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Gaussian Random Projection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Random Projection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HATE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pha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drtree</text:p>
          </table:table-cell>
          <table:table-cell office:value-type="string" calcext:value-type="string">
            <text:p>prob not</text:p>
          </table:table-cell>
          <table:table-cell office:value-type="string" calcext:value-type="string">
            <text:p>monocl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GrandPrix/Gpflow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randPrix/Gpfl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vis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i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ga (trimmed grassman average)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of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cmf</text:p>
          </table:table-cell>
          <table:table-cell office:value-type="string" calcext:value-type="string">
            <text:p>difficult/unclear</text:p>
          </table:table-cell>
          <table:table-cell office:value-type="string" calcext:value-type="string">
            <text:p>pcm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ayesian Decomposition (bd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terated Conditional Modes (ICM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6" office:value-type="string" calcext:value-type="string">
            <text:p>local nonnegative matrix factorization (LNFM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east squares nmf (lsnmf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mf2?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on-smooth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babilistic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babilistic spars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eparabl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etNMFsc</text:p>
          </table:table-cell>
          <table:table-cell office:value-type="string" calcext:value-type="string">
            <text:p>how to get network?</text:p>
          </table:table-cell>
          <table:table-cell office:value-type="string" calcext:value-type="string">
            <text:p>netNMFsc</text:p>
          </table:table-cell>
          <table:table-cell table:number-columns-repeated="2"/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7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7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0-25T15:21:32.599045441</dc:date>
    <meta:editing-duration>PT3H12M2S</meta:editing-duration>
    <meta:editing-cycles>6</meta:editing-cycles>
    <meta:generator>LibreOffice/5.1.6.2$Linux_X86_64 LibreOffice_project/10m0$Build-2</meta:generator>
    <meta:document-statistic meta:table-count="3" meta:cell-count="755" meta:object-count="0"/>
  </office:meta>
</office:document-meta>
</file>